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erif"/>
    <style:font-face style:name="inherit" svg:font-family="inherit"/>
    <style:font-face style:name="quot" svg:font-family="quo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48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48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Text_20_body">
      <style:text-properties officeooo:rsid="000b9dec" officeooo:paragraph-rsid="000b9dec"/>
    </style:style>
    <style:style style:name="P2" style:family="paragraph" style:parent-style-name="Text_20_body">
      <style:text-properties officeooo:paragraph-rsid="000b9dec"/>
    </style:style>
    <style:style style:name="P3" style:family="paragraph" style:parent-style-name="Text_20_body" style:list-style-name="L2">
      <style:text-properties officeooo:paragraph-rsid="000b9dec"/>
    </style:style>
    <style:style style:name="P4" style:family="paragraph" style:parent-style-name="Text_20_body">
      <style:text-properties officeooo:paragraph-rsid="000d0019"/>
    </style:style>
    <style:style style:name="P5" style:family="paragraph" style:parent-style-name="Text_20_body" style:list-style-name="L2">
      <style:paragraph-properties style:writing-mode="lr-tb"/>
      <style:text-properties officeooo:paragraph-rsid="000b9dec"/>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Raleway" fo:font-size="9.60000038146973pt" fo:letter-spacing="normal" fo:font-style="normal" fo:font-weight="normal"/>
    </style:style>
    <style:style style:name="P7" style:family="paragraph" style:parent-style-name="Standard">
      <style:text-properties officeooo:paragraph-rsid="000d0019"/>
    </style:style>
    <style:style style:name="P8" style:family="paragraph" style:parent-style-name="Table_20_Contents">
      <style:text-properties officeooo:rsid="000902a2" officeooo:paragraph-rsid="000902a2"/>
    </style:style>
    <style:style style:name="P9" style:family="paragraph" style:parent-style-name="Table_20_Contents">
      <style:text-properties officeooo:rsid="000902a2" officeooo:paragraph-rsid="000f84d2"/>
    </style:style>
    <style:style style:name="P10" style:family="paragraph" style:parent-style-name="Table_20_Contents">
      <style:text-properties officeooo:rsid="000b9dec" officeooo:paragraph-rsid="000b9dec"/>
    </style:style>
    <style:style style:name="P11" style:family="paragraph" style:parent-style-name="Table_20_Contents">
      <style:text-properties officeooo:rsid="000c3619" officeooo:paragraph-rsid="000c3619"/>
    </style:style>
    <style:style style:name="P12" style:family="paragraph" style:parent-style-name="Table_20_Contents" style:list-style-name="L1">
      <style:text-properties officeooo:rsid="000c3619" officeooo:paragraph-rsid="000c3619"/>
    </style:style>
    <style:style style:name="P13" style:family="paragraph" style:parent-style-name="Table_20_Contents" style:list-style-name="L4">
      <style:text-properties officeooo:rsid="000c3619" officeooo:paragraph-rsid="000c3619"/>
    </style:style>
    <style:style style:name="P14" style:family="paragraph" style:parent-style-name="Table_20_Contents">
      <style:text-properties officeooo:rsid="000c97bb" officeooo:paragraph-rsid="000c97bb"/>
    </style:style>
    <style:style style:name="P15" style:family="paragraph" style:parent-style-name="Table_20_Contents" style:list-style-name="L3">
      <style:text-properties officeooo:rsid="000c97bb" officeooo:paragraph-rsid="000c97bb"/>
    </style:style>
    <style:style style:name="P16" style:family="paragraph" style:parent-style-name="Table_20_Contents">
      <style:text-properties fo:font-weight="bold" officeooo:rsid="000c3619" officeooo:paragraph-rsid="000c3619" style:font-weight-asian="bold" style:font-weight-complex="bold"/>
    </style:style>
    <style:style style:name="P17" style:family="paragraph" style:parent-style-name="Table_20_Contents">
      <style:text-properties fo:font-weight="bold" officeooo:rsid="000d0019" officeooo:paragraph-rsid="000d0019" style:font-weight-asian="bold" style:font-weight-complex="bold"/>
    </style:style>
    <style:style style:name="P18" style:family="paragraph" style:parent-style-name="Table_20_Contents">
      <style:text-properties officeooo:rsid="000d0019" officeooo:paragraph-rsid="000d0019"/>
    </style:style>
    <style:style style:name="P19" style:family="paragraph" style:parent-style-name="Table_20_Contents" style:list-style-name="L5">
      <style:text-properties officeooo:rsid="000d0019" officeooo:paragraph-rsid="000d0019"/>
    </style:style>
    <style:style style:name="P20" style:family="paragraph" style:parent-style-name="Table_20_Contents" style:list-style-name="L7">
      <style:text-properties officeooo:rsid="000d0019" officeooo:paragraph-rsid="000d0019"/>
    </style:style>
    <style:style style:name="P21" style:family="paragraph" style:parent-style-name="Table_20_Contents">
      <style:text-properties officeooo:rsid="000d0019" officeooo:paragraph-rsid="000da767"/>
    </style:style>
    <style:style style:name="P22" style:family="paragraph" style:parent-style-name="Table_20_Contents" style:list-style-name="L6"/>
    <style:style style:name="P23" style:family="paragraph" style:parent-style-name="Table_20_Contents" style:list-style-name="L6">
      <style:text-properties officeooo:paragraph-rsid="000d0019"/>
    </style:style>
    <style:style style:name="P24" style:family="paragraph" style:parent-style-name="Table_20_Contents" style:list-style-name="L1">
      <style:text-properties officeooo:rsid="000f84d2" officeooo:paragraph-rsid="000f84d2"/>
    </style:style>
    <style:style style:name="P25" style:family="paragraph" style:parent-style-name="Table_20_Contents">
      <style:paragraph-properties style:writing-mode="lr-tb"/>
      <style:text-properties officeooo:rsid="000c3619" officeooo:paragraph-rsid="000c3619"/>
    </style:style>
    <style:style style:name="P26" style:family="paragraph" style:parent-style-name="Heading_20_1">
      <style:paragraph-properties fo:margin-left="0cm" fo:margin-right="0cm" fo:margin-top="0cm" fo:margin-bottom="0cm" loext:contextual-spacing="false" fo:line-height="120%" fo:text-align="center" style:justify-single-word="false" fo:orphans="2" fo:widows="2" fo:text-indent="0cm" style:auto-text-indent="false" fo:padding="0cm" fo:border="none"/>
      <style:text-properties fo:font-variant="normal" fo:text-transform="none" fo:color="#373737" style:font-name="Raleway" fo:font-size="18pt" fo:letter-spacing="normal" fo:font-style="normal" fo:font-weight="normal"/>
    </style:style>
    <style:style style:name="P27" style:family="paragraph" style:parent-style-name="Heading_20_1">
      <style:paragraph-properties fo:margin-left="0cm" fo:margin-right="0cm" fo:margin-top="0cm" fo:margin-bottom="0cm" loext:contextual-spacing="false" fo:line-height="120%" fo:text-align="start" style:justify-single-word="false" fo:orphans="2" fo:widows="2" fo:text-indent="0cm" style:auto-text-indent="false" fo:padding="0cm" fo:border="none"/>
      <style:text-properties fo:font-variant="normal" fo:text-transform="none" fo:color="#373737" style:font-name="Raleway" fo:font-size="18pt" fo:letter-spacing="normal" fo:font-style="normal" fo:font-weight="normal" officeooo:paragraph-rsid="000d0019"/>
    </style:style>
    <style:style style:name="T1" style:family="text">
      <style:text-properties officeooo:rsid="000902a2"/>
    </style:style>
    <style:style style:name="T2" style:family="text">
      <style:text-properties officeooo:rsid="0009a225"/>
    </style:style>
    <style:style style:name="T3" style:family="text">
      <style:text-properties officeooo:rsid="000c3619"/>
    </style:style>
    <style:style style:name="T4" style:family="text">
      <style:text-properties officeooo:rsid="000c97bb"/>
    </style:style>
    <style:style style:name="T5" style:family="text">
      <style:text-properties fo:font-variant="normal" fo:text-transform="none" fo:color="#212529" style:font-name="Raleway" fo:letter-spacing="normal" fo:font-style="normal" fo:font-weight="bold"/>
    </style:style>
    <style:style style:name="T6" style:family="text">
      <style:text-properties officeooo:rsid="000da767"/>
    </style:style>
    <style:style style:name="T7" style:family="text">
      <style:text-properties officeooo:rsid="000e5da6"/>
    </style:style>
    <style:style style:name="T8" style:family="text">
      <style:text-properties officeooo:rsid="000f84d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table-cell table:style-name="Table1.A1" office:value-type="string">
            <text:p text:style-name="P8">Enska</text:p>
          </table:table-cell>
          <table:table-cell table:style-name="Table1.B1" office:value-type="string">
            <text:p text:style-name="P8">Íslenska </text:p>
          </table:table-cell>
        </table:table-row>
        <table:table-row>
          <table:table-cell table:style-name="Table1.A2" office:value-type="string">
            <text:p text:style-name="Standard">Úthlíð </text:p>
            <text:p text:style-name="Standard">In unspoiled Icelandic landscape. Centrally in the Golden Circle, close to Geysir, Gullfoss and Thingvellir. One hour from Reykjavík. </text:p>
            <text:p text:style-name="Table_20_Contents"/>
          </table:table-cell>
          <table:table-cell table:style-name="Table1.B2" office:value-type="string">
            <text:p text:style-name="P8">Úthlíð</text:p>
            <text:p text:style-name="P8">Ferðaþjónusta við hálendislínuna –Þingv<text:span text:style-name="T8">e</text:span>ll<text:span text:style-name="T8">i</text:span>r, Skálholt, Geysir og Gullfoss í næsta nágrenni – klukkustundar akstur frá Reykjavík</text:p>
          </table:table-cell>
        </table:table-row>
        <table:table-row>
          <table:table-cell table:style-name="Table1.A2" office:value-type="string">
            <text:p text:style-name="Text_20_body">Cottages</text:p>
            <text:p text:style-name="Text_20_body">From this place is possible to visit the most popular tourist attractions in South and West Iceland within a day.</text:p>
            <text:p text:style-name="Text_20_body"/>
          </table:table-cell>
          <table:table-cell table:style-name="Table1.B2" office:value-type="string">
            <text:p text:style-name="P9">Orlofshús</text:p>
            <text:p text:style-name="P9"/>
            <text:p text:style-name="P9">Við bjóðum gestum fjölbreyttar tegundir orlofshúsa sem henta ólíkum þörfum ferðamanna.</text:p>
          </table:table-cell>
        </table:table-row>
        <table:table-row>
          <table:table-cell table:style-name="Table1.A2" office:value-type="string">
            <text:p text:style-name="Text_20_body">Horse Rental</text:p>
            <text:p text:style-name="Text_20_body">Skúmur, Svali, Blesi, Loki and the other horses in Úthlíð welcome all tourist to our Horse rental</text:p>
            <text:p text:style-name="Text_20_body"/>
          </table:table-cell>
          <table:table-cell table:style-name="Table1.B2" office:value-type="string">
            <text:p text:style-name="P8">Hestaleiga</text:p>
            <text:p text:style-name="Text_20_body">Skúmur, Svali, Blesi, Loki <text:span text:style-name="T1">og allir hinir skemmtilegu hestarnir bjóða gesti velkomna í góðan útreiðartúr um nágrenni Úthlíðar</text:span></text:p>
            <text:p text:style-name="P8"/>
          </table:table-cell>
        </table:table-row>
        <table:table-row>
          <table:table-cell table:style-name="Table1.A2" office:value-type="string">
            <text:p text:style-name="Text_20_body">GOLF</text:p>
            <text:p text:style-name="Text_20_body">In Uthlid is a nine hole golf course open in the summer time usually from the end of May to the beginning of October. The course is par 35, 2470 meters on yellow tees and 2118 on red tees.</text:p>
            <text:p text:style-name="Text_20_body"/>
          </table:table-cell>
          <table:table-cell table:style-name="Table1.B2" office:value-type="string">
            <text:p text:style-name="P8">GOLF</text:p>
            <text:p text:style-name="P8">Úthliðarvöllur er 9 holu golfvöllur sem er opinn frá maí til október (ef veður leyfir ). Völlurinn er PAR 35 2470 metrar á gulum teigum og 2118 á rauðum. </text:p>
          </table:table-cell>
        </table:table-row>
        <table:table-row>
          <table:table-cell table:style-name="Table1.A2" office:value-type="string">
            <text:p text:style-name="Text_20_body">Camping</text:p>
            <text:p text:style-name="Text_20_body">The camping site in Uthlid is well located close to the main road and in walking distance from the restaurant, swimming pool and golf course.</text:p>
            <text:p text:style-name="Table_20_Contents"/>
          </table:table-cell>
          <table:table-cell table:style-name="Table1.B2" office:value-type="string">
            <text:p text:style-name="P8">Tjaldstæði</text:p>
            <text:p text:style-name="P8">Tjaldstæðið í Úthlíð er opið allan ársins hring, sturta og heitur pottur er við þjónustumiðstöð ásamt aðstöðu til að vaska upp og þvo þvott. Þjónust<text:span text:style-name="T8">u</text:span>miðstöðin er við veitingastaðinn Réttina.</text:p>
          </table:table-cell>
        </table:table-row>
        <table:table-row>
          <table:table-cell table:style-name="Table1.A2" office:value-type="string">
            <text:p text:style-name="Text_20_body">Restaurant</text:p>
            <text:p text:style-name="Text_20_body">The restaurant Réttin is open from 16 – 20pm all days of the year except special holidays. We have a reasonable priced simple food and our guests can either sit inside or take-away to their cottages.</text:p>
            <text:p text:style-name="Text_20_body"/>
          </table:table-cell>
          <table:table-cell table:style-name="Table1.B2" office:value-type="string">
            <text:p text:style-name="P8">Restaurant</text:p>
            <text:p text:style-name="P8">Veitingastaðurinn er opin kl. 16.-20 allan ársins hring, en á sumrin og á laugardögum er annar afgreiðslutími. </text:p>
            <text:p text:style-name="P8">Á matseðli eru <text:span text:style-name="T2">góðir grillréttir á hagstæðu verði ásamt drykkjum. Hægt er að borða í Réttinni eða taka með sér. </text:span></text:p>
          </table:table-cell>
        </table:table-row>
        <table:table-row>
          <table:table-cell table:style-name="Table1.A2" office:value-type="string">
            <text:p text:style-name="Text_20_body">ECONOMY TWO BEDROOM</text:p>
            <text:p text:style-name="P1">See more</text:p>
            <text:p text:style-name="P2">Description</text:p>
            <text:p text:style-name="P2">Cozy cottage that houses 4-6 people. The <text:soft-page-break/>cottage has two bedrooms each equipped with a queen size bed, pillows and comforters. The living room in the middle of the cottage can easily be converted into sleeping quarters for 2 kids or juniors. The living room includes a studio couch, wifi and a stereo. The adjacent kitchen is fully equipped, includes tableware for 6 people.</text:p>
            <text:list xml:id="list827160107" text:style-name="L2">
              <text:list-item>
                <text:p text:style-name="P3">WiFi</text:p>
              </text:list-item>
              <text:list-item>
                <text:p text:style-name="P5">Barbecue Grill <text:span text:style-name="T3">on the site</text:span></text:p>
              </text:list-item>
              <text:list-item>
                <text:p text:style-name="P3">Fully Equipped Kitchen</text:p>
              </text:list-item>
              <text:list-item>
                <text:p text:style-name="P3">Stereo<text:line-break/></text:p>
              </text:list-item>
            </text:list>
          </table:table-cell>
          <table:table-cell table:style-name="Table1.B2" office:value-type="string">
            <text:p text:style-name="P16">Minnibungur 1 - 5</text:p>
            <text:p text:style-name="P10">Sjá nánar </text:p>
            <text:p text:style-name="P10">Lýsing:</text:p>
            <text:p text:style-name="P11">Ljómandi góð lítil hús fyrir 4 – 6 gesti. </text:p>
            <text:p text:style-name="P11">Húsið er með tveimur svefnherbergjum, hvort um sig er með tvíbreiðu rúmi, góðu baðherbergi, <text:soft-page-break/>litlum eldhúskrók og setu/borðstofu. </text:p>
            <text:p text:style-name="P11">Eldhúsið er með eldavél, kæli, örbylgjuofni, <text:span text:style-name="T4">kaffikönnu, hraðsuðukatli</text:span> og er búið yrir 6 manna borðhald.</text:p>
            <text:p text:style-name="P11">Svefnsófi er í stofunni fyrir börn eða unglinga. </text:p>
            <text:list xml:id="list4205206367" text:style-name="L1">
              <text:list-item>
                <text:p text:style-name="P12">WiFi</text:p>
              </text:list-item>
              <text:list-item>
                <text:p text:style-name="P24">Eldhús með góðum tækjum</text:p>
              </text:list-item>
              <text:list-item>
                <text:p text:style-name="P12">Útvarp</text:p>
              </text:list-item>
              <text:list-item>
                <text:p text:style-name="P12">Grill í sameiginlegu grillhúsi</text:p>
              </text:list-item>
            </text:list>
          </table:table-cell>
        </table:table-row>
        <table:table-row>
          <table:table-cell table:style-name="Table1.A2" office:value-type="string">
            <text:p text:style-name="P16">One bedroom cottage</text:p>
            <text:p text:style-name="P11">Description</text:p>
            <text:p text:style-name="P11">Set in a very romantic spot. The Cottage is ideal for the big wedding night or special anniversaries. It houses two people and includes a bedroom equipped with a TV, pillows and comforters. In the Middle of the cottage is a cozy living room. The Kitchen is well equipped with tableware for four persons and a coal barbecue grill is located on the patio. Enjoy a nice romantic evening in the inhouse hot tub with a beautiful view over South Iceland including Mt. Hekla and the famous Eyjafjallajokull.</text:p>
            <text:list xml:id="list2438013919" text:style-name="L4">
              <text:list-item>
                <text:p text:style-name="P13">WiFi</text:p>
              </text:list-item>
              <text:list-item>
                <text:p text:style-name="P13">Barbecue Grill</text:p>
              </text:list-item>
              <text:list-item>
                <text:p text:style-name="P13">Fully Equipped Kitchen</text:p>
              </text:list-item>
              <text:list-item>
                <text:p text:style-name="P13">Stereo</text:p>
              </text:list-item>
              <text:list-item>
                <text:p text:style-name="P13">TV</text:p>
              </text:list-item>
              <text:list-item>
                <text:p text:style-name="P13">Hot Tub</text:p>
              </text:list-item>
            </text:list>
          </table:table-cell>
          <table:table-cell table:style-name="Table1.B2" office:value-type="string">
            <text:p text:style-name="P16">Ástarbunga</text:p>
            <text:p text:style-name="P11">lýsing:</text:p>
            <text:p text:style-name="P11"><text:span text:style-name="T4">R</text:span>ómantískur og fallegur bústaður fyrir pör sem vilja gera sér dagamun, eða eru í brúðkaupsferð.</text:p>
            <text:p text:style-name="P25">Húsið er með einu svefnherbergi með tvíbreiðu rúmi, <text:span text:style-name="T4">notalegri stofu, borðstofu og litlu eldhúsi sem er búið eldavél, kæliskáp, örbylgjuofni, kaffikönnu, hraðsuðukatli og borðbúnaði fyrir 4. Á pallinum er gasgrill og yfirbyggður heitur pottur.</text:span></text:p>
            <text:p text:style-name="P14">Njótið þess að dvelja í þessum litla og fallega bústað með útsýn yfir sveitir Suðurlands, bæði til Heklu og Eyjafjallajökuls.</text:p>
            <text:list xml:id="list3480102992" text:style-name="L3">
              <text:list-item>
                <text:p text:style-name="P15">WiFi</text:p>
              </text:list-item>
              <text:list-item>
                <text:p text:style-name="P15">Gasgrill</text:p>
              </text:list-item>
              <text:list-item>
                <text:p text:style-name="P15">Vel búið eldhús</text:p>
              </text:list-item>
              <text:list-item>
                <text:p text:style-name="P15">Útvarpstæki</text:p>
              </text:list-item>
              <text:list-item>
                <text:p text:style-name="P15">Sjónvarp</text:p>
              </text:list-item>
              <text:list-item>
                <text:p text:style-name="P15">Heitur pottur</text:p>
              </text:list-item>
            </text:list>
          </table:table-cell>
        </table:table-row>
        <table:table-row>
          <table:table-cell table:style-name="Table1.A2" office:value-type="string">
            <text:h text:style-name="P26" text:outline-level="1">TWO BEDROOM COTTAGES</text:h>
            <text:p text:style-name="Text_20_body"><text:line-break/>Description</text:p>
            <text:p text:style-name="Table_20_Contents">50-60 m2 cottages with phenomenal view that houses 5-6 people. There are two bedrooms that houses five people which are equipped with comforters and pillows. The cottages have a living room and dining room, which makes it ideal for families. The living room is equipped with a sofa, a TV and a Stereo. The cottage also comes w ith a fully equipped kitchen, tableware for 6, Microwave oven, and a barbecue propane <text:soft-page-break/>grill. The cottage has a bathroom with shower and a hot tub. A beautiful view over South Iceland including Hekla and Eyjafjallajokull.</text:p>
            <text:p text:style-name="Table_20_Contents"/>
            <text:list xml:id="list1756625420" text:style-name="L6">
              <text:list-header>
                <text:p text:style-name="P22">WiFi</text:p>
              </text:list-header>
              <text:list-item>
                <text:p text:style-name="P22">Fully Equipped Kitchen</text:p>
              </text:list-item>
              <text:list-item>
                <text:p text:style-name="P22">Stereo</text:p>
              </text:list-item>
              <text:list-item>
                <text:p text:style-name="P22">TV</text:p>
              </text:list-item>
              <text:list-item>
                <text:p text:style-name="P22">Microwave Oven</text:p>
              </text:list-item>
              <text:list-item>
                <text:p text:style-name="P22">Barbecue Propane Grill</text:p>
              </text:list-item>
              <text:list-item>
                <text:p text:style-name="P22">Hot Tub</text:p>
              </text:list-item>
            </text:list>
          </table:table-cell>
          <table:table-cell table:style-name="Table1.B2" office:value-type="string">
            <text:p text:style-name="P17">Tveggja herbergja hús</text:p>
            <text:p text:style-name="P18">lýsing:</text:p>
            <text:p text:style-name="P18">50-60 m2 bústaður fyrir 5-6 gesti. Í bústaðnum eru tvö svefnherbergi með tvíbreiðum rúmum og koju. Einnig er rúmgóð setustofa í bústaðnum með sjónvarpstæki, útvarpstæki og notalegu sófasetti. Baðherbergið er með sturtu. Eldhús er vel búið tækjum til eldamennsku: Eldavél með ofni, kælir, örbylgjuofni, kaffikönnu, hitakönnu, brauðrist og borðbúnaði fyrir allt að 8 manns. Á veröndinni er gasgrill og dásamlegur heitur pottur með sýn um allt Suðurland til Heklu og Eyjafjallajökuls og norðurljósa ef vel viðrar að vetrarlagi.</text:p>
            <text:list xml:id="list3816924175" text:style-name="L5">
              <text:list-item>
                <text:p text:style-name="P19"><text:soft-page-break/>WiFi</text:p>
              </text:list-item>
              <text:list-item>
                <text:p text:style-name="P19">Vel búið eldhús</text:p>
              </text:list-item>
              <text:list-item>
                <text:p text:style-name="P19">Útvarpstæki</text:p>
              </text:list-item>
              <text:list-item>
                <text:p text:style-name="P19">Sjónvarpstæki</text:p>
              </text:list-item>
              <text:list-item>
                <text:p text:style-name="P19">Gasgrill</text:p>
              </text:list-item>
              <text:list-item>
                <text:p text:style-name="P19">Heitur pottur</text:p>
              </text:list-item>
            </text:list>
            <text:p text:style-name="P18"/>
          </table:table-cell>
        </table:table-row>
      </table:table>
      <text:p text:style-name="P7"/>
      <table:table table:name="Table2" table:style-name="Table2">
        <table:table-column table:style-name="Table2.A" table:number-columns-repeated="2"/>
        <table:table-row>
          <table:table-cell table:style-name="Table2.A1" office:value-type="string">
            <text:h text:style-name="P27" text:outline-level="1">FOUR BEDROOM COTTAGES</text:h>
            <text:p text:style-name="P4"><text:line-break/><text:span text:style-name="T5">Description</text:span></text:p>
            <text:p text:style-name="P6">Luxuray cottage that houses eight persons. There are four bedrooms, each includes a queen size bed (two single beds can be arranged) with a separate bathroom equipped with a shower. In the middle of the cottage is a large living room which includes a stereo and a TV. Attached to the living room is the dining area with fully equipped kitchen and a large barbecue propane grill is located at the patio. The cottage has a beautiful view over South Iceland including Mt. Hekla and the famous Eyjafjallajökull.</text:p>
            <text:list xml:id="list214906814307030" text:continue-list="list1756625420" text:style-name="L6">
              <text:list-header>
                <text:p text:style-name="P23">WiFi</text:p>
              </text:list-header>
              <text:list-item>
                <text:p text:style-name="P23">Fully Equipped Kitchen</text:p>
              </text:list-item>
              <text:list-item>
                <text:p text:style-name="P23">Stereo</text:p>
              </text:list-item>
              <text:list-item>
                <text:p text:style-name="P23">TV</text:p>
              </text:list-item>
              <text:list-item>
                <text:p text:style-name="P23">Microwave Oven</text:p>
              </text:list-item>
              <text:list-item>
                <text:p text:style-name="P23">Barbecue Propane Grill</text:p>
              </text:list-item>
              <text:list-item>
                <text:p text:style-name="P23">Hot Tub</text:p>
              </text:list-item>
            </text:list>
          </table:table-cell>
          <table:table-cell table:style-name="Table2.B1" office:value-type="string">
            <text:p text:style-name="P18">Fjögurra herbergja hús – <text:span text:style-name="T7">lúxus gisting</text:span></text:p>
            <text:p text:style-name="P18">lýsing:</text:p>
            <text:p text:style-name="P21"><text:span text:style-name="T7">Rúmgott hús fyrir 8 gesti</text:span>. Í bústaðnum eru <text:span text:style-name="T6">fjögur </text:span>svefnherbergi með tvíbreiðum rúmum <text:span text:style-name="T6">sem hægt er að gera eins manns og er hvert herbergi með sitt baðherbergi með sturtu</text:span>. </text:p>
            <text:p text:style-name="P21"><text:span text:style-name="T6">Í miðrými er </text:span>rúmgóð setustofa með sjónvarpstæki, útvarpstæki og notalegu sófasetti <text:span text:style-name="T6">og borðstofu fyrir allt að 10 manns.</text:span> <text:s/>Eldhús er vel búið tækjum til eldamennsku: Eldavél með ofni, kælir, örbylgjuofni, kaffikönnu, hitakönnu, brauðrist og borðbúnaði fyrir allt að <text:span text:style-name="T6">12 </text:span>manns. <text:span text:style-name="T6">Fyrir framan setustofuna er yfirbyggður heitur pottur.</text:span> Á veröndinni er gasgrill með sýn um allt Suðurland til Heklu og Eyjafjallajökuls og norðurljósa ef vel viðrar að vetrarlagi.</text:p>
            <text:list xml:id="list2715864440" text:style-name="L7">
              <text:list-item>
                <text:p text:style-name="P20">WiFi</text:p>
              </text:list-item>
              <text:list-item>
                <text:p text:style-name="P20">Vel búið eldhús</text:p>
              </text:list-item>
              <text:list-item>
                <text:p text:style-name="P20">Útvarpstæki</text:p>
              </text:list-item>
              <text:list-item>
                <text:p text:style-name="P20">Sjónvarpstæki</text:p>
              </text:list-item>
              <text:list-item>
                <text:p text:style-name="P20">Gasgrill</text:p>
              </text:list-item>
              <text:list-item>
                <text:p text:style-name="P20">Heitur pottur</text:p>
              </text:list-item>
            </text:list>
            <text:p text:style-name="P18"/>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erif"/>
    <style:font-face style:name="inherit" svg:font-family="inherit"/>
    <style:font-face style:name="quot" svg:font-family="quo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s" fo:country="I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is" fo:country="I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Times New Roman" fo:font-family="'Times New Roman'"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15:26:55.570000000</meta:creation-date>
    <dc:date>2019-08-27T21:49:04.557000000</dc:date>
    <meta:editing-duration>PT8H51M37S</meta:editing-duration>
    <meta:editing-cycles>2</meta:editing-cycles>
    <meta:generator>Trio_Office/6.1.3.2$Windows_x86 LibreOffice_project/</meta:generator>
    <meta:document-statistic meta:table-count="2" meta:image-count="0" meta:object-count="0" meta:page-count="3" meta:paragraph-count="105" meta:word-count="1101" meta:character-count="6571" meta:non-whitespace-character-count="5602"/>
  </office:meta>
</office:document-meta>
</file>